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nyt-cheltenham" svg:font-family="nyt-cheltenham, cheltenham-fallback-georgia, cheltenham-fallback-noto, georgia, 'times new roman', times, serif"/>
    <style:font-face style:name="nyt-franklin" svg:font-family="nyt-franklin, helvetica, arial, sans-serif"/>
    <style:font-face style:name="nyt-imperial" svg:font-family="nyt-imperial, georgia, 'times new roman', times, 'Songti SC', simsun, serif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 style:list-style-name="L47"/>
    <style:style style:name="P48" style:family="paragraph" style:parent-style-name="Text_20_body" style:list-style-name="L48"/>
    <style:style style:name="P49" style:family="paragraph" style:parent-style-name="Text_20_body" style:list-style-name="L49"/>
    <style:style style:name="P50" style:family="paragraph" style:parent-style-name="Text_20_body" style:list-style-name="L50"/>
    <style:style style:name="P51" style:family="paragraph" style:parent-style-name="Text_20_body" style:list-style-name="L51"/>
    <style:style style:name="P52" style:family="paragraph" style:parent-style-name="Text_20_body" style:list-style-name="L52"/>
    <style:style style:name="P53" style:family="paragraph" style:parent-style-name="Text_20_body" style:list-style-name="L53"/>
    <style:style style:name="P54" style:family="paragraph" style:parent-style-name="Text_20_body" style:list-style-name="L54"/>
    <style:style style:name="P55" style:family="paragraph" style:parent-style-name="Text_20_body" style:list-style-name="L55"/>
    <style:style style:name="P56" style:family="paragraph" style:parent-style-name="Text_20_body" style:list-style-name="L56"/>
    <style:style style:name="P57" style:family="paragraph" style:parent-style-name="Text_20_body" style:list-style-name="L57"/>
    <style:style style:name="P58" style:family="paragraph" style:parent-style-name="Text_20_body" style:list-style-name="L58"/>
    <style:style style:name="P59" style:family="paragraph" style:parent-style-name="Text_20_body" style:list-style-name="L59"/>
    <style:style style:name="P60" style:family="paragraph" style:parent-style-name="Text_20_body" style:list-style-name="L60"/>
    <style:style style:name="P61" style:family="paragraph" style:parent-style-name="Text_20_body" style:list-style-name="L61"/>
    <style:style style:name="P62" style:family="paragraph" style:parent-style-name="Text_20_body" style:list-style-name="L62"/>
    <style:style style:name="P63" style:family="paragraph" style:parent-style-name="Text_20_body" style:list-style-name="L63"/>
    <style:style style:name="P64" style:family="paragraph" style:parent-style-name="Text_20_body" style:list-style-name="L64"/>
    <style:style style:name="P65" style:family="paragraph" style:parent-style-name="Text_20_body" style:list-style-name="L65"/>
    <style:style style:name="P66" style:family="paragraph" style:parent-style-name="Text_20_body" style:list-style-name="L66"/>
    <style:style style:name="P67" style:family="paragraph" style:parent-style-name="Text_20_body" style:list-style-name="L67"/>
    <style:style style:name="P68" style:family="paragraph" style:parent-style-name="Text_20_body" style:list-style-name="L68"/>
    <style:style style:name="P69" style:family="paragraph" style:parent-style-name="Text_20_body" style:list-style-name="L69"/>
    <style:style style:name="P70" style:family="paragraph" style:parent-style-name="Text_20_body" style:list-style-name="L70"/>
    <style:style style:name="P71" style:family="paragraph" style:parent-style-name="Text_20_body" style:list-style-name="L71"/>
    <style:style style:name="P72" style:family="paragraph" style:parent-style-name="Text_20_body" style:list-style-name="L72"/>
    <style:style style:name="P73" style:family="paragraph" style:parent-style-name="Text_20_body" style:list-style-name="L73"/>
    <style:style style:name="P74" style:family="paragraph" style:parent-style-name="Text_20_body" style:list-style-name="L74"/>
    <style:style style:name="P75" style:family="paragraph" style:parent-style-name="Text_20_body" style:list-style-name="L75"/>
    <style:style style:name="P76" style:family="paragraph" style:parent-style-name="Text_20_body" style:list-style-name="L76"/>
    <style:style style:name="P77" style:family="paragraph" style:parent-style-name="Text_20_body" style:list-style-name="L77"/>
    <style:style style:name="P78" style:family="paragraph" style:parent-style-name="Text_20_body" style:list-style-name="L78"/>
    <style:style style:name="P79" style:family="paragraph" style:parent-style-name="Text_20_body" style:list-style-name="L79"/>
    <style:style style:name="P80" style:family="paragraph" style:parent-style-name="Text_20_body" style:list-style-name="L80"/>
    <style:style style:name="P81" style:family="paragraph" style:parent-style-name="Text_20_body" style:list-style-name="L81"/>
    <style:style style:name="P82" style:family="paragraph" style:parent-style-name="Text_20_body" style:list-style-name="L82"/>
    <style:style style:name="P83" style:family="paragraph" style:parent-style-name="Text_20_body" style:list-style-name="L83"/>
    <style:style style:name="P84" style:family="paragraph" style:parent-style-name="Text_20_body" style:list-style-name="L84"/>
    <style:style style:name="P85" style:family="paragraph" style:parent-style-name="Text_20_body" style:list-style-name="L85"/>
    <style:style style:name="P86" style:family="paragraph" style:parent-style-name="Text_20_body" style:list-style-name="L86"/>
    <style:style style:name="P87" style:family="paragraph" style:parent-style-name="Text_20_body" style:list-style-name="L87"/>
    <style:style style:name="P88" style:family="paragraph" style:parent-style-name="Text_20_body" style:list-style-name="L88"/>
    <style:style style:name="P89" style:family="paragraph" style:parent-style-name="Text_20_body" style:list-style-name="L89"/>
    <style:style style:name="P90" style:family="paragraph" style:parent-style-name="Text_20_body" style:list-style-name="L90"/>
    <style:style style:name="P91" style:family="paragraph" style:parent-style-name="Text_20_body" style:list-style-name="L91"/>
    <style:style style:name="P92" style:family="paragraph" style:parent-style-name="Text_20_body" style:list-style-name="L92"/>
    <style:style style:name="P93" style:family="paragraph" style:parent-style-name="Text_20_body" style:list-style-name="L93"/>
    <style:style style:name="P94" style:family="paragraph" style:parent-style-name="Text_20_body" style:list-style-name="L94"/>
    <style:style style:name="P95" style:family="paragraph" style:parent-style-name="Text_20_body" style:list-style-name="L95"/>
    <style:style style:name="P96" style:family="paragraph" style:parent-style-name="Text_20_body" style:list-style-name="L96"/>
    <style:style style:name="P97" style:family="paragraph" style:parent-style-name="Text_20_body" style:list-style-name="L97"/>
    <style:style style:name="P98" style:family="paragraph" style:parent-style-name="Text_20_body" style:list-style-name="L98"/>
    <style:style style:name="P99" style:family="paragraph" style:parent-style-name="Text_20_body" style:list-style-name="L99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Entonces, asumimos este chat como <text:span text:style-name="Strong_20_Emphasis">laboratorio del Capítulo 10: La Reproducción</text:span>, dentro del marco que ya vienes construyendo. Voy a responder <text:span text:style-name="Strong_20_Emphasis">sin contaminarlo aún con narrativa</text:span>, en clave <text:span text:style-name="Strong_20_Emphasis">conceptual y de sistema</text:span>, alineado con tu modelo de la vida como <text:span text:style-name="Strong_20_Emphasis">máquina de cálculo inteligente</text:span>.</text:p>
      <text:p text:style-name="Horizontal_20_Line"/>
      <text:h text:style-name="Heading_20_2" text:outline-level="2">1. La reproducción como principio fundamental (no biológico)</text:h>
      <text:p text:style-name="Text_20_body">En este laboratorio, <text:span text:style-name="Strong_20_Emphasis">la reproducción no es un mecanismo biológico</text:span>, sino un <text:span text:style-name="Strong_20_Emphasis">principio computacional</text:span>.</text:p>
      <text:p text:style-name="Text_20_body">La reproducción es el <text:span text:style-name="Strong_20_Emphasis">acto mediante el cual un sistema estático se convierte en un sistema dinámico</text:span>.</text:p>
      <text:list xml:id="list293347847" text:style-name="L1">
        <text:list-item>
          <text:p text:style-name="P1">El ADN es memoria.</text:p>
        </text:list-item>
        <text:list-item>
          <text:p text:style-name="P1">La memoria, por sí sola, no calcula.</text:p>
        </text:list-item>
        <text:list-item>
          <text:p text:style-name="P1"><text:span text:style-name="Strong_20_Emphasis">La reproducción es la operación que ejecuta la memoria.</text:span></text:p>
        </text:list-item>
      </text:list>
      <text:p text:style-name="Text_20_body">Sin reproducción:</text:p>
      <text:list xml:id="list3643673823" text:style-name="L2">
        <text:list-item>
          <text:p text:style-name="P2">hay información,</text:p>
        </text:list-item>
        <text:list-item>
          <text:p text:style-name="P2">hay estructura,</text:p>
        </text:list-item>
        <text:list-item>
          <text:p text:style-name="P2">pero no hay proceso.</text:p>
        </text:list-item>
      </text:list>
      <text:p text:style-name="Text_20_body">Con reproducción:</text:p>
      <text:list xml:id="list759180512" text:style-name="L3">
        <text:list-item>
          <text:p text:style-name="P3">la información <text:span text:style-name="Strong_20_Emphasis">se interpreta</text:span>,</text:p>
        </text:list-item>
        <text:list-item>
          <text:p text:style-name="P3">se <text:span text:style-name="Strong_20_Emphasis">transforma</text:span>,</text:p>
        </text:list-item>
        <text:list-item>
          <text:p text:style-name="P3">y se <text:span text:style-name="Strong_20_Emphasis">propaga en el tiempo</text:span>.</text:p>
        </text:list-item>
      </text:list>
      <text:p text:style-name="Text_20_body">Por tanto:</text:p>
      <text:p text:style-name="Quotations"><text:span text:style-name="Strong_20_Emphasis">La reproducción es el motor del cálculo de la vida.</text:span></text:p>
      <text:p text:style-name="Horizontal_20_Line"/>
      <text:h text:style-name="Heading_20_2" text:outline-level="2">2. Reproducción = ejecución de un paso de cálculo</text:h>
      <text:p text:style-name="Text_20_body">En tu modelo, la vida <text:span text:style-name="Strong_20_Emphasis">no piensa de una vez</text:span>, sino <text:span text:style-name="Strong_20_Emphasis">paso a paso</text:span>, generación tras generación.</text:p>
      <text:p text:style-name="Text_20_body">Cada acto de reproducción:</text:p>
      <text:list xml:id="list174465174" text:style-name="L4">
        <text:list-item>
          <text:p text:style-name="P4">lee el ADN del individuo,</text:p>
        </text:list-item>
        <text:list-item>
          <text:p text:style-name="P4">aplica un método,</text:p>
        </text:list-item>
        <text:list-item>
          <text:p text:style-name="P4">produce una nueva instancia del ADN,</text:p>
        </text:list-item>
        <text:list-item>
          <text:p text:style-name="P4">ligeramente diferente.</text:p>
        </text:list-item>
      </text:list>
      <text:p text:style-name="Text_20_body"><text:soft-page-break/>Eso significa que:</text:p>
      <text:p text:style-name="Quotations"><text:span text:style-name="Strong_20_Emphasis">Cada generación equivale a un ciclo de computación.</text:span></text:p>
      <text:p text:style-name="Text_20_body">La vida no “razona” como un humano reflexiona,<text:line-break/>sino como un algoritmo iterativo que:</text:p>
      <text:list xml:id="list2840794589" text:style-name="L5">
        <text:list-item>
          <text:p text:style-name="P5">genera hipótesis,</text:p>
        </text:list-item>
        <text:list-item>
          <text:p text:style-name="P5">las despliega en paralelo,</text:p>
        </text:list-item>
        <text:list-item>
          <text:p text:style-name="P5">y deja que el sistema avance.</text:p>
        </text:list-item>
      </text:list>
      <text:p text:style-name="Text_20_body">La reproducción es, literalmente:</text:p>
      <text:list xml:id="list2928078357" text:style-name="L6">
        <text:list-item>
          <text:p text:style-name="P6">el <text:span text:style-name="Strong_20_Emphasis"><text:span text:style-name="Source_20_Text">for</text:span></text:span> de la vida,</text:p>
        </text:list-item>
        <text:list-item>
          <text:p text:style-name="P6">el <text:span text:style-name="Strong_20_Emphasis"><text:span text:style-name="Source_20_Text">next()</text:span></text:span> del pensamiento cósmico.</text:p>
        </text:list-item>
      </text:list>
      <text:p text:style-name="Horizontal_20_Line"/>
      <text:h text:style-name="Heading_20_2" text:outline-level="2">3. La reproducción como generadora de diversidad (ramificación)</text:h>
      <text:p text:style-name="Text_20_body">Un punto clave:<text:line-break/>la reproducción <text:span text:style-name="Strong_20_Emphasis">no busca copiar</text:span>, busca <text:span text:style-name="Strong_20_Emphasis">ramificar</text:span>.</text:p>
      <text:p text:style-name="Text_20_body">Si copiara exactamente:</text:p>
      <text:list xml:id="list3167432247" text:style-name="L7">
        <text:list-item>
          <text:p text:style-name="P7">no habría exploración,</text:p>
        </text:list-item>
        <text:list-item>
          <text:p text:style-name="P7">no habría aprendizaje,</text:p>
        </text:list-item>
        <text:list-item>
          <text:p text:style-name="P7">no habría evolución.</text:p>
        </text:list-item>
      </text:list>
      <text:p text:style-name="Text_20_body">La reproducción introduce:</text:p>
      <text:list xml:id="list3639034252" text:style-name="L8">
        <text:list-item>
          <text:p text:style-name="P8">variación,</text:p>
        </text:list-item>
        <text:list-item>
          <text:p text:style-name="P8">error,</text:p>
        </text:list-item>
        <text:list-item>
          <text:p text:style-name="P8">ruido,</text:p>
        </text:list-item>
        <text:list-item>
          <text:p text:style-name="P8">bifurcación.</text:p>
        </text:list-item>
      </text:list>
      <text:p text:style-name="Text_20_body">Y esto no es un defecto, sino una <text:span text:style-name="Strong_20_Emphasis">estrategia óptima</text:span>.</text:p>
      <text:p text:style-name="Text_20_body">Desde el punto de vista del sistema:</text:p>
      <text:list xml:id="list2417958078" text:style-name="L9">
        <text:list-item>
          <text:p text:style-name="P9">reproducirse es <text:span text:style-name="Strong_20_Emphasis">abrir caminos posibles</text:span>,</text:p>
        </text:list-item>
        <text:list-item>
          <text:p text:style-name="P9">explorar estados futuros,</text:p>
        </text:list-item>
        <text:list-item>
          <text:p text:style-name="P9">probar soluciones en paralelo.</text:p>
        </text:list-item>
      </text:list>
      <text:p text:style-name="Quotations"><text:soft-page-break/><text:span text:style-name="Strong_20_Emphasis">La vida no elige primero; genera primero.</text:span></text:p>
      <text:p text:style-name="Text_20_body">La selección vendrá después (en otros capítulos).</text:p>
      <text:p text:style-name="Horizontal_20_Line"/>
      <text:h text:style-name="Heading_20_2" text:outline-level="2">4. Reproducción como desplazamiento en el espacio de estados</text:h>
      <text:p text:style-name="Text_20_body">En el ejemplo del tablero de ajedrez que ya definiste:</text:p>
      <text:list xml:id="list1098583820" text:style-name="L10">
        <text:list-item>
          <text:p text:style-name="P10">cada individuo representa un estado,</text:p>
        </text:list-item>
        <text:list-item>
          <text:p text:style-name="P10">reproducirse es generar todos los estados vecinos,</text:p>
        </text:list-item>
        <text:list-item>
          <text:p text:style-name="P10">morir es liberar memoria.</text:p>
        </text:list-item>
      </text:list>
      <text:p text:style-name="Text_20_body">Aquí la reproducción equivale a:</text:p>
      <text:list xml:id="list2482087915" text:style-name="L11">
        <text:list-item>
          <text:p text:style-name="P11"><text:span text:style-name="Strong_20_Emphasis">expandir el grafo de posibilidades</text:span>,</text:p>
        </text:list-item>
        <text:list-item>
          <text:p text:style-name="P11">avanzar una capa más en la búsqueda.</text:p>
        </text:list-item>
      </text:list>
      <text:p text:style-name="Text_20_body">Este paralelismo es profundo:</text:p>
      <text:list xml:id="list580386951" text:style-name="L12">
        <text:list-item>
          <text:p text:style-name="P12">la vida resuelve problemas</text:p>
        </text:list-item>
        <text:list-item>
          <text:p text:style-name="P12">exactamente como un algoritmo de búsqueda distribuida.</text:p>
        </text:list-item>
      </text:list>
      <text:p text:style-name="Text_20_body">Por eso tu modelo funciona:<text:line-break/>no es metáfora, es <text:span text:style-name="Strong_20_Emphasis">isomorfismo lógico</text:span>.</text:p>
      <text:p text:style-name="Horizontal_20_Line"/>
      <text:h text:style-name="Heading_20_2" text:outline-level="2">5. Reproducción y tiempo: la vida como proceso irreversible</text:h>
      <text:p text:style-name="Text_20_body">La reproducción introduce <text:span text:style-name="Strong_20_Emphasis">direccionalidad temporal</text:span>.</text:p>
      <text:list xml:id="list971886346" text:style-name="L13">
        <text:list-item>
          <text:p text:style-name="P13">El ADN del padre → no cambia.</text:p>
        </text:list-item>
        <text:list-item>
          <text:p text:style-name="P13">El ADN del hijo → es una nueva instancia.</text:p>
        </text:list-item>
        <text:list-item>
          <text:p text:style-name="P13">El pasado queda fijado.</text:p>
        </text:list-item>
        <text:list-item>
          <text:p text:style-name="P13">El futuro queda abierto.</text:p>
        </text:list-item>
      </text:list>
      <text:p text:style-name="Text_20_body">Esto crea:</text:p>
      <text:list xml:id="list4002219526" text:style-name="L14">
        <text:list-item>
          <text:p text:style-name="P14">historia,</text:p>
        </text:list-item>
        <text:list-item>
          <text:p text:style-name="P14">causalidad,</text:p>
        </text:list-item>
        <text:list-item>
          <text:p text:style-name="P14">memoria acumulativa.</text:p>
        </text:list-item>
      </text:list>
      <text:p text:style-name="Text_20_body">Sin reproducción:</text:p>
      <text:list xml:id="list1165907496" text:style-name="L15">
        <text:list-item>
          <text:p text:style-name="P15">no hay antes ni después,</text:p>
        </text:list-item>
        <text:list-item>
          <text:p text:style-name="P15"><text:soft-page-break/>no hay narración,</text:p>
        </text:list-item>
        <text:list-item>
          <text:p text:style-name="P15">no hay sentido.</text:p>
        </text:list-item>
      </text:list>
      <text:p text:style-name="Quotations"><text:span text:style-name="Strong_20_Emphasis">El tiempo existe porque la vida se reproduce.</text:span></text:p>
      <text:p text:style-name="Horizontal_20_Line"/>
      <text:h text:style-name="Heading_20_2" text:outline-level="2">6. Reproducción ≠ supervivencia</text:h>
      <text:p text:style-name="Text_20_body">Un punto muy importante para tu laboratorio:</text:p>
      <text:p text:style-name="Text_20_body">La vida <text:span text:style-name="Strong_20_Emphasis">no se reproduce para sobrevivir</text:span>.<text:line-break/>Eso es una interpretación posterior.</text:p>
      <text:p text:style-name="Text_20_body">En tu modelo:</text:p>
      <text:list xml:id="list2467291944" text:style-name="L16">
        <text:list-item>
          <text:p text:style-name="P16">la vida se reproduce para <text:span text:style-name="Strong_20_Emphasis">calcular</text:span>,</text:p>
        </text:list-item>
        <text:list-item>
          <text:p text:style-name="P16">para <text:span text:style-name="Strong_20_Emphasis">explorar</text:span>,</text:p>
        </text:list-item>
        <text:list-item>
          <text:p text:style-name="P16">para <text:span text:style-name="Strong_20_Emphasis">conocerse</text:span>.</text:p>
        </text:list-item>
      </text:list>
      <text:p text:style-name="Text_20_body">La supervivencia es un <text:span text:style-name="Strong_20_Emphasis">criterio de poda</text:span>, no el objetivo.</text:p>
      <text:p text:style-name="Text_20_body">Esto rompe con la visión biológica clásica<text:line-break/>y abre el puente con lo trascendente<text:line-break/>que desarrollarás más adelante.</text:p>
      <text:p text:style-name="Horizontal_20_Line"/>
      <text:h text:style-name="Heading_20_2" text:outline-level="2">7. Reproducción como sacrificio del individuo</text:h>
      <text:p text:style-name="Text_20_body">Desde el punto de vista del individuo:</text:p>
      <text:list xml:id="list1828655549" text:style-name="L17">
        <text:list-item>
          <text:p text:style-name="P17">nace,</text:p>
        </text:list-item>
        <text:list-item>
          <text:p text:style-name="P17">se reproduce,</text:p>
        </text:list-item>
        <text:list-item>
          <text:p text:style-name="P17">muere.</text:p>
        </text:list-item>
      </text:list>
      <text:p text:style-name="Text_20_body">No acumula,<text:line-break/>no progresa,<text:line-break/>no se completa.</text:p>
      <text:p text:style-name="Text_20_body">Desde el punto de vista del sistema:</text:p>
      <text:list xml:id="list996966034" text:style-name="L18">
        <text:list-item>
          <text:p text:style-name="P18">cada individuo es una <text:span text:style-name="Strong_20_Emphasis">operación temporal</text:span>,</text:p>
        </text:list-item>
        <text:list-item>
          <text:p text:style-name="P18">un <text:span text:style-name="Strong_20_Emphasis">instante de ejecución</text:span>,</text:p>
        </text:list-item>
        <text:list-item>
          <text:p text:style-name="P18">un <text:span text:style-name="Strong_20_Emphasis">medio, no un fin</text:span>.</text:p>
        </text:list-item>
      </text:list>
      <text:p text:style-name="Text_20_body">Aquí aparece una idea potente para el laboratorio:</text:p>
      <text:p text:style-name="Quotations"><text:soft-page-break/><text:span text:style-name="Strong_20_Emphasis">El individuo no vive para sí,<text:line-break/>vive para que el sistema avance un paso más.</text:span></text:p>
      <text:p text:style-name="Text_20_body">Esto conecta directamente con:</text:p>
      <text:list xml:id="list171166722" text:style-name="L19">
        <text:list-item>
          <text:p text:style-name="P19">misión,</text:p>
        </text:list-item>
        <text:list-item>
          <text:p text:style-name="P19">sentido,</text:p>
        </text:list-item>
        <text:list-item>
          <text:p text:style-name="P19">entrega,</text:p>
        </text:list-item>
        <text:list-item>
          <text:p text:style-name="P19">y más adelante con el Espíritu.</text:p>
        </text:list-item>
      </text:list>
      <text:p text:style-name="Horizontal_20_Line"/>
      <text:h text:style-name="Heading_20_2" text:outline-level="2">8. Reproducción como lenguaje del sistema</text:h>
      <text:p text:style-name="Text_20_body">Finalmente, una síntesis fuerte:</text:p>
      <text:list xml:id="list145371524" text:style-name="L20">
        <text:list-item>
          <text:p text:style-name="P20">El ADN es el lenguaje.</text:p>
        </text:list-item>
        <text:list-item>
          <text:p text:style-name="P20">El individuo es la palabra.</text:p>
        </text:list-item>
        <text:list-item>
          <text:p text:style-name="P20">La reproducción es la gramática.</text:p>
        </text:list-item>
      </text:list>
      <text:p text:style-name="Text_20_body">La vida <text:span text:style-name="Strong_20_Emphasis">se expresa reproduciéndose</text:span>.<text:line-break/>No habla, no escribe, no piensa en silencio:<text:line-break/><text:span text:style-name="Strong_20_Emphasis">se despliega</text:span>.</text:p>
      <text:p text:style-name="Horizontal_20_Line"/>
      <text:h text:style-name="Heading_20_2" text:outline-level="2">Cierre provisional del laboratorio</text:h>
      <text:p text:style-name="Text_20_body">Si tuviera que condensar este capítulo en una frase nuclear:</text:p>
      <text:p text:style-name="Quotations"><text:span text:style-name="Strong_20_Emphasis">La reproducción es el mecanismo mediante el cual la vida convierte información en proceso, memoria en tiempo y posibilidad en realidad.</text:span></text:p>
      <text:p text:style-name="Text_20_body">En los próximos pasos, cuando tú quieras, podemos:</text:p>
      <text:list xml:id="list3612650121" text:style-name="L21">
        <text:list-item>
          <text:p text:style-name="P21">refinar estas ideas con mayor rigor formal,</text:p>
        </text:list-item>
        <text:list-item>
          <text:p text:style-name="P21">contrastarlas explícitamente con la biología,</text:p>
        </text:list-item>
        <text:list-item>
          <text:p text:style-name="P21">o empezar a extraer <text:span text:style-name="Strong_20_Emphasis">las preguntas místicas</text:span> que este capítulo responde.</text:p>
        </text:list-item>
      </text:list>
      <text:p text:style-name="Text_20_body">Tú marcas el siguiente movimiento.</text:p>
      <text:p text:style-name="Standard"/>
      <text:p text:style-name="Standard"/>
      <text:p text:style-name="Horizontal_20_Line"/>
      <text:p text:style-name="Text_20_body"/>
      <text:p text:style-name="Text_20_body"><text:soft-page-break/></text:p>
      <text:p text:style-name="Text_20_body">Excelente. Entonces voy a hacer justo lo que pides: <text:span text:style-name="Strong_20_Emphasis">aportar ideas nuevas</text:span>, sin repetir lo ya dicho, <text:span text:style-name="Strong_20_Emphasis">sin desviarnos del núcleo “Reproducción”</text:span>, y manteniendo el doble filo que buscas siempre: <text:span text:style-name="Strong_20_Emphasis">rigor de sistema + profundidad existencial</text:span>. Piensa esto como un <text:span text:style-name="Strong_20_Emphasis">menú de extensiones posibles</text:span> para el laboratorio; no todas tienen que entrar, pero juntas delimitan muy bien el territorio del capítulo.</text:p>
      <text:p text:style-name="Horizontal_20_Line"/>
      <text:h text:style-name="Heading_20_2" text:outline-level="2">1. Reproducción como mecanismo de paralelización extrema</text:h>
      <text:p text:style-name="Text_20_body">Una idea potente que aún no hemos explicitado del todo:</text:p>
      <text:p text:style-name="Text_20_body">La reproducción es la <text:span text:style-name="Strong_20_Emphasis">estrategia de paralelización más radical posible</text:span>.</text:p>
      <text:p text:style-name="Text_20_body">En lugar de:</text:p>
      <text:list xml:id="list1584937012" text:style-name="L22">
        <text:list-item>
          <text:p text:style-name="P22">un único proceso muy complejo,<text:line-break/>la vida elige:</text:p>
        </text:list-item>
        <text:list-item>
          <text:p text:style-name="P22">millones de procesos simples ejecutándose en paralelo.</text:p>
        </text:list-item>
      </text:list>
      <text:p text:style-name="Text_20_body">Cada individuo:</text:p>
      <text:list xml:id="list1465917504" text:style-name="L23">
        <text:list-item>
          <text:p text:style-name="P23">calcula poco,</text:p>
        </text:list-item>
        <text:list-item>
          <text:p text:style-name="P23">vive poco,</text:p>
        </text:list-item>
        <text:list-item>
          <text:p text:style-name="P23">decide nada.</text:p>
        </text:list-item>
      </text:list>
      <text:p text:style-name="Text_20_body">Pero el sistema:</text:p>
      <text:list xml:id="list3301011282" text:style-name="L24">
        <text:list-item>
          <text:p text:style-name="P24">lo calcula todo,</text:p>
        </text:list-item>
        <text:list-item>
          <text:p text:style-name="P24">lo explora todo,</text:p>
        </text:list-item>
        <text:list-item>
          <text:p text:style-name="P24">lo prueba todo.</text:p>
        </text:list-item>
      </text:list>
      <text:p text:style-name="Text_20_body">Esto permite introducir una idea clave:</text:p>
      <text:p text:style-name="Quotations"><text:span text:style-name="Strong_20_Emphasis">La inteligencia de la vida no está en la profundidad del individuo,<text:line-break/>sino en la amplitud del sistema.</text:span></text:p>
      <text:p text:style-name="Text_20_body">Esto refuerza por qué la reproducción es necesaria:<text:line-break/>no es solo continuidad,<text:line-break/>es <text:span text:style-name="Strong_20_Emphasis">escalabilidad cognitiva</text:span>.</text:p>
      <text:p text:style-name="Horizontal_20_Line"/>
      <text:h text:style-name="Heading_20_2" text:outline-level="2">2. Reproducción como externalización del pensamiento</text:h>
      <text:p text:style-name="Text_20_body">Otra idea muy fértil:</text:p>
      <text:p text:style-name="Text_20_body"><text:soft-page-break/>La vida <text:span text:style-name="Strong_20_Emphasis">no piensa dentro de un individuo</text:span>.<text:line-break/>Piensa <text:span text:style-name="Strong_20_Emphasis">fuera de él</text:span>, en el mundo.</text:p>
      <text:p text:style-name="Text_20_body">Cada reproducción:</text:p>
      <text:list xml:id="list3013611895" text:style-name="L25">
        <text:list-item>
          <text:p text:style-name="P25">materializa una hipótesis,</text:p>
        </text:list-item>
        <text:list-item>
          <text:p text:style-name="P25">la convierte en realidad observable,</text:p>
        </text:list-item>
        <text:list-item>
          <text:p text:style-name="P25">la expone al entorno.</text:p>
        </text:list-item>
      </text:list>
      <text:p text:style-name="Text_20_body">El entorno actúa como:</text:p>
      <text:list xml:id="list1931110875" text:style-name="L26">
        <text:list-item>
          <text:p text:style-name="P26">verificador,</text:p>
        </text:list-item>
        <text:list-item>
          <text:p text:style-name="P26">evaluador,</text:p>
        </text:list-item>
        <text:list-item>
          <text:p text:style-name="P26">juez.</text:p>
        </text:list-item>
      </text:list>
      <text:p text:style-name="Text_20_body">Aquí aparece una noción profunda:</text:p>
      <text:p text:style-name="Quotations"><text:span text:style-name="Strong_20_Emphasis">La vida no imagina posibilidades,<text:line-break/>las encarna.</text:span></text:p>
      <text:p text:style-name="Text_20_body">Reproducirse es <text:span text:style-name="Strong_20_Emphasis">pensar con materia</text:span>.</text:p>
      <text:p text:style-name="Horizontal_20_Line"/>
      <text:h text:style-name="Heading_20_2" text:outline-level="2">3. Reproducción como negación de la perfección</text:h>
      <text:p text:style-name="Text_20_body">Un sistema perfecto <text:span text:style-name="Strong_20_Emphasis">no se reproduce</text:span>.</text:p>
      <text:p text:style-name="Text_20_body">Si algo fuera:</text:p>
      <text:list xml:id="list1691577008" text:style-name="L27">
        <text:list-item>
          <text:p text:style-name="P27">completo,</text:p>
        </text:list-item>
        <text:list-item>
          <text:p text:style-name="P27">definitivo,</text:p>
        </text:list-item>
        <text:list-item>
          <text:p text:style-name="P27">acabado,</text:p>
        </text:list-item>
      </text:list>
      <text:p text:style-name="Text_20_body">no necesitaría generar descendencia.</text:p>
      <text:p text:style-name="Text_20_body">La reproducción implica:</text:p>
      <text:list xml:id="list607372468" text:style-name="L28">
        <text:list-item>
          <text:p text:style-name="P28">incompletitud,</text:p>
        </text:list-item>
        <text:list-item>
          <text:p text:style-name="P28">ignorancia,</text:p>
        </text:list-item>
        <text:list-item>
          <text:p text:style-name="P28">apertura.</text:p>
        </text:list-item>
      </text:list>
      <text:p text:style-name="Text_20_body">Esto permite una afirmación fuerte:</text:p>
      <text:p text:style-name="Quotations"><text:span text:style-name="Strong_20_Emphasis">La reproducción es la prueba de que la vida no sabe aún.</text:span></text:p>
      <text:p text:style-name="Text_20_body">Y al mismo tiempo:</text:p>
      <text:list xml:id="list1034823777" text:style-name="L29">
        <text:list-item>
          <text:p text:style-name="P29"><text:soft-page-break/>es la prueba de que está aprendiendo.</text:p>
        </text:list-item>
      </text:list>
      <text:p text:style-name="Horizontal_20_Line"/>
      <text:h text:style-name="Heading_20_2" text:outline-level="2">4. Reproducción y error: el valor del fallo</text:h>
      <text:p text:style-name="Text_20_body">Podemos profundizar más en esto:</text:p>
      <text:p text:style-name="Text_20_body">La reproducción introduce error de forma estructural.<text:line-break/>No es un accidente, es diseño.</text:p>
      <text:p text:style-name="Text_20_body">En términos de sistema:</text:p>
      <text:list xml:id="list3962756335" text:style-name="L30">
        <text:list-item>
          <text:p text:style-name="P30">un error es una desviación,</text:p>
        </text:list-item>
        <text:list-item>
          <text:p text:style-name="P30">una desviación es información nueva,</text:p>
        </text:list-item>
        <text:list-item>
          <text:p text:style-name="P30">información nueva es avance potencial.</text:p>
        </text:list-item>
      </text:list>
      <text:p text:style-name="Text_20_body">Un sistema que se reproduce sin error:</text:p>
      <text:list xml:id="list2666524014" text:style-name="L31">
        <text:list-item>
          <text:p text:style-name="P31">queda atrapado,</text:p>
        </text:list-item>
        <text:list-item>
          <text:p text:style-name="P31">no descubre,</text:p>
        </text:list-item>
        <text:list-item>
          <text:p text:style-name="P31">no evoluciona.</text:p>
        </text:list-item>
      </text:list>
      <text:p text:style-name="Text_20_body">Esto conecta con una idea muy humana:</text:p>
      <text:p text:style-name="Quotations"><text:span text:style-name="Strong_20_Emphasis">Equivocarse no es fallar,<text:line-break/>es participar en el cálculo del todo.</text:span></text:p>
      <text:p text:style-name="Horizontal_20_Line"/>
      <text:h text:style-name="Heading_20_2" text:outline-level="2">5. Reproducción como mecanismo de descentralización absoluta</text:h>
      <text:p text:style-name="Text_20_body">La reproducción elimina cualquier centro de control.</text:p>
      <text:list xml:id="list1694631831" text:style-name="L32">
        <text:list-item>
          <text:p text:style-name="P32">No hay supervisor.</text:p>
        </text:list-item>
        <text:list-item>
          <text:p text:style-name="P32">No hay coordinador.</text:p>
        </text:list-item>
        <text:list-item>
          <text:p text:style-name="P32">No hay planificador global visible.</text:p>
        </text:list-item>
      </text:list>
      <text:p text:style-name="Text_20_body">Cada individuo:</text:p>
      <text:list xml:id="list2883889325" text:style-name="L33">
        <text:list-item>
          <text:p text:style-name="P33">ejecuta su función local,</text:p>
        </text:list-item>
        <text:list-item>
          <text:p text:style-name="P33">sin conocer el objetivo final.</text:p>
        </text:list-item>
      </text:list>
      <text:p text:style-name="Text_20_body">Y aun así:</text:p>
      <text:list xml:id="list212923320" text:style-name="L34">
        <text:list-item>
          <text:p text:style-name="P34">el sistema progresa,</text:p>
        </text:list-item>
        <text:list-item>
          <text:p text:style-name="P34">converge,</text:p>
        </text:list-item>
        <text:list-item>
          <text:p text:style-name="P34"><text:soft-page-break/>resuelve problemas.</text:p>
        </text:list-item>
      </text:list>
      <text:p text:style-name="Text_20_body">Aquí aparece una idea poderosa:</text:p>
      <text:p text:style-name="Quotations"><text:span text:style-name="Strong_20_Emphasis">La vida demuestra que el orden puede emerger sin dirección consciente.</text:span></text:p>
      <text:p text:style-name="Text_20_body">Esto prepara el terreno para:</text:p>
      <text:list xml:id="list3956140494" text:style-name="L35">
        <text:list-item>
          <text:p text:style-name="P35">la inteligencia invisible (Acto 3),</text:p>
        </text:list-item>
        <text:list-item>
          <text:p text:style-name="P35">y la inteligencia creadora (Acto 5).</text:p>
        </text:list-item>
      </text:list>
      <text:p text:style-name="Horizontal_20_Line"/>
      <text:h text:style-name="Heading_20_2" text:outline-level="2">6. Reproducción y pérdida: crear implica renunciar</text:h>
      <text:p text:style-name="Text_20_body">Cada acto de reproducción implica una renuncia:</text:p>
      <text:list xml:id="list576106129" text:style-name="L36">
        <text:list-item>
          <text:p text:style-name="P36">el individuo no continúa,</text:p>
        </text:list-item>
        <text:list-item>
          <text:p text:style-name="P36">no acumula experiencia,</text:p>
        </text:list-item>
        <text:list-item>
          <text:p text:style-name="P36">no ve el resultado final.</text:p>
        </text:list-item>
      </text:list>
      <text:p text:style-name="Text_20_body">El conocimiento:</text:p>
      <text:list xml:id="list1703271945" text:style-name="L37">
        <text:list-item>
          <text:p text:style-name="P37">no se conserva en un yo,</text:p>
        </text:list-item>
        <text:list-item>
          <text:p text:style-name="P37">se disuelve en la descendencia.</text:p>
        </text:list-item>
      </text:list>
      <text:p text:style-name="Text_20_body">Esto permite introducir una reflexión profunda:</text:p>
      <text:p text:style-name="Quotations"><text:span text:style-name="Strong_20_Emphasis">Para que el sistema avance,<text:line-break/>nadie puede avanzar del todo.</text:span></text:p>
      <text:p text:style-name="Text_20_body">La reproducción exige <text:span text:style-name="Strong_20_Emphasis">desapego</text:span>.</text:p>
      <text:p text:style-name="Horizontal_20_Line"/>
      <text:h text:style-name="Heading_20_2" text:outline-level="2">7. Reproducción como generadora de historia</text:h>
      <text:p text:style-name="Text_20_body">Sin reproducción:</text:p>
      <text:list xml:id="list3616966006" text:style-name="L38">
        <text:list-item>
          <text:p text:style-name="P38">no hay linaje,</text:p>
        </text:list-item>
        <text:list-item>
          <text:p text:style-name="P38">no hay antepasados,</text:p>
        </text:list-item>
        <text:list-item>
          <text:p text:style-name="P38">no hay relato.</text:p>
        </text:list-item>
      </text:list>
      <text:p text:style-name="Text_20_body">Cada individuo:</text:p>
      <text:list xml:id="list158528958" text:style-name="L39">
        <text:list-item>
          <text:p text:style-name="P39">hereda una historia,</text:p>
        </text:list-item>
        <text:list-item>
          <text:p text:style-name="P39">añade un fragmento,</text:p>
        </text:list-item>
        <text:list-item>
          <text:p text:style-name="P39"><text:soft-page-break/>la transmite.</text:p>
        </text:list-item>
      </text:list>
      <text:p text:style-name="Text_20_body">La vida no escribe libros,<text:line-break/>pero <text:span text:style-name="Strong_20_Emphasis">escribe genealogías</text:span>.</text:p>
      <text:p text:style-name="Text_20_body">Aquí puedes enlazar con:</text:p>
      <text:list xml:id="list743393992" text:style-name="L40">
        <text:list-item>
          <text:p text:style-name="P40">identidad,</text:p>
        </text:list-item>
        <text:list-item>
          <text:p text:style-name="P40">memoria colectiva,</text:p>
        </text:list-item>
        <text:list-item>
          <text:p text:style-name="P40">sentido de pertenencia.</text:p>
        </text:list-item>
      </text:list>
      <text:p text:style-name="Horizontal_20_Line"/>
      <text:h text:style-name="Heading_20_2" text:outline-level="2">8. Reproducción y sentido de misión</text:h>
      <text:p text:style-name="Text_20_body">Esta conecta directamente con lo que tú ya intuyes:</text:p>
      <text:p text:style-name="Text_20_body">El individuo no se reproduce por sí mismo.<text:line-break/>Se reproduce <text:span text:style-name="Strong_20_Emphasis">porque debe</text:span>.</text:p>
      <text:p text:style-name="Text_20_body">No por obligación externa,<text:line-break/>sino por coherencia con el sistema.</text:p>
      <text:p text:style-name="Quotations"><text:span text:style-name="Strong_20_Emphasis">La misión del individuo es permitir que el cálculo continúe.</text:span></text:p>
      <text:p text:style-name="Text_20_body">Esto responde, de forma implícita:</text:p>
      <text:list xml:id="list1121843570" text:style-name="L41">
        <text:list-item>
          <text:p text:style-name="P41">¿por qué debo cumplir un ciclo de vida?</text:p>
        </text:list-item>
        <text:list-item>
          <text:p text:style-name="P41">¿por qué no soy el fin último?</text:p>
        </text:list-item>
      </text:list>
      <text:p text:style-name="Horizontal_20_Line"/>
      <text:h text:style-name="Heading_20_2" text:outline-level="2">9. Reproducción como puente entre lo finito y lo infinito</text:h>
      <text:p text:style-name="Text_20_body">Cada individuo es finito.<text:line-break/>El proceso de reproducción es potencialmente infinito.</text:p>
      <text:p text:style-name="Text_20_body">La vida resuelve la paradoja así:</text:p>
      <text:list xml:id="list149219902" text:style-name="L42">
        <text:list-item>
          <text:p text:style-name="P42">acepta la muerte del individuo,</text:p>
        </text:list-item>
        <text:list-item>
          <text:p text:style-name="P42">para asegurar la continuidad del proceso.</text:p>
        </text:list-item>
      </text:list>
      <text:p text:style-name="Text_20_body">Esto permite una frase fuerte:</text:p>
      <text:p text:style-name="Quotations"><text:span text:style-name="Strong_20_Emphasis">La reproducción es la estrategia que permite a lo finito participar de lo infinito.</text:span></text:p>
      <text:p text:style-name="Horizontal_20_Line"/>
      <text:h text:style-name="Heading_20_2" text:outline-level="2"><text:soft-page-break/>10. Idea límite: ¿y si la reproducción fuera inevitable?</text:h>
      <text:p text:style-name="Text_20_body">Una última idea, más radical:</text:p>
      <text:p text:style-name="Text_20_body">Tal vez la vida <text:span text:style-name="Strong_20_Emphasis">no eligió reproducirse</text:span>.<text:line-break/>Tal vez <text:span text:style-name="Strong_20_Emphasis">no puede no hacerlo</text:span>.</text:p>
      <text:p text:style-name="Text_20_body">Dado:</text:p>
      <text:list xml:id="list2021527962" text:style-name="L43">
        <text:list-item>
          <text:p text:style-name="P43">información,</text:p>
        </text:list-item>
        <text:list-item>
          <text:p text:style-name="P43">tiempo,</text:p>
        </text:list-item>
        <text:list-item>
          <text:p text:style-name="P43">variación,</text:p>
        </text:list-item>
      </text:list>
      <text:p text:style-name="Text_20_body">la reproducción emerge como:</text:p>
      <text:list xml:id="list2676677281" text:style-name="L44">
        <text:list-item>
          <text:p text:style-name="P44">única forma estable de proceso.</text:p>
        </text:list-item>
      </text:list>
      <text:p text:style-name="Text_20_body">Esto abre una pregunta filosófica profunda:</text:p>
      <text:p text:style-name="Quotations"><text:span text:style-name="Strong_20_Emphasis">¿La reproducción es una decisión…<text:line-break/>o una consecuencia inevitable de existir?</text:span></text:p>
      <text:p text:style-name="Horizontal_20_Line"/>
      <text:h text:style-name="Heading_20_2" text:outline-level="2">Sugerencia de estructura interna del laboratorio</text:h>
      <text:p text:style-name="Text_20_body">Si quieres orden, este capítulo podría organizarse en bloques:</text:p>
      <text:list xml:id="list4281476537" text:style-name="L45">
        <text:list-item>
          <text:p text:style-name="P45">Reproducción como proceso computacional</text:p>
        </text:list-item>
        <text:list-item>
          <text:p text:style-name="P45">Reproducción como exploración de posibilidades</text:p>
        </text:list-item>
        <text:list-item>
          <text:p text:style-name="P45">Reproducción como sacrificio del individuo</text:p>
        </text:list-item>
        <text:list-item>
          <text:p text:style-name="P45">Reproducción como generadora de sentido</text:p>
        </text:list-item>
        <text:list-item>
          <text:p text:style-name="P45">Reproducción como puente hacia lo trascendente</text:p>
        </text:list-item>
      </text:list>
      <text:p text:style-name="Horizontal_20_Line"/>
      <text:p text:style-name="Text_20_body">Cuando quieras, en el siguiente paso podemos:</text:p>
      <text:list xml:id="list3454627840" text:style-name="L46">
        <text:list-item>
          <text:p text:style-name="P46">elegir <text:span text:style-name="Strong_20_Emphasis">qué ideas entran y cuáles no</text:span>,</text:p>
        </text:list-item>
        <text:list-item>
          <text:p text:style-name="P46">profundizar una de ellas con rigor casi matemático,</text:p>
        </text:list-item>
        <text:list-item>
          <text:p text:style-name="P46">o empezar a formular <text:span text:style-name="Strong_20_Emphasis">las preguntas místicas</text:span> que este capítulo responde explícitamente.</text:p>
        </text:list-item>
      </text:list>
      <text:p text:style-name="Text_20_body">Tú decides el siguiente movimiento.</text:p>
      <text:p text:style-name="Text_20_body"/>
      <text:p text:style-name="Text_20_body"/>
      <text:p text:style-name="Horizontal_20_Line"/>
      <text:p text:style-name="Text_20_body"><text:soft-page-break/></text:p>
      <text:p text:style-name="Text_20_body">Perfecto. Tu intuición es correcta: <text:span text:style-name="Strong_20_Emphasis">todavía faltan capas estructurales</text:span>. Lo que hemos desarrollado hasta ahora describe <text:span text:style-name="Strong_20_Emphasis">qué hace la reproducción</text:span> y <text:span text:style-name="Strong_20_Emphasis">qué significa</text:span>, pero aún no hemos diseccionado <text:span text:style-name="Strong_20_Emphasis">cómo condiciona al sistema</text:span>, <text:span text:style-name="Strong_20_Emphasis">qué impone</text:span>, <text:span text:style-name="Strong_20_Emphasis">qué limita</text:span> y <text:span text:style-name="Strong_20_Emphasis">qué problemas resuelve de forma silenciosa</text:span>. Ahí están los detalles importantes que faltan.</text:p>
      <text:p text:style-name="Text_20_body">Voy a ir más profundo, manteniéndonos estrictamente dentro de <text:span text:style-name="Emphasis">Reproducción</text:span>, pero entrando en zonas que suelen quedar invisibles.</text:p>
      <text:p text:style-name="Horizontal_20_Line"/>
      <text:h text:style-name="Heading_20_2" text:outline-level="2">1. Reproducción como mecanismo de fragmentación del problema</text:h>
      <text:p text:style-name="Text_20_body">Una idea clave que aún no hemos explicitado:</text:p>
      <text:p text:style-name="Text_20_body">La vida nunca intenta resolver el problema completo.<text:line-break/>Lo <text:span text:style-name="Strong_20_Emphasis">fragmenta</text:span>.</text:p>
      <text:p text:style-name="Text_20_body">Cada reproducción:</text:p>
      <text:list xml:id="list1709338114" text:style-name="L47">
        <text:list-item>
          <text:p text:style-name="P47">toma un estado,</text:p>
        </text:list-item>
        <text:list-item>
          <text:p text:style-name="P47">lo divide en múltiples estados vecinos,</text:p>
        </text:list-item>
        <text:list-item>
          <text:p text:style-name="P47">distribuye la carga del cálculo.</text:p>
        </text:list-item>
      </text:list>
      <text:p text:style-name="Text_20_body">Esto convierte un problema global imposible<text:line-break/>en millones de micro-problemas triviales.</text:p>
      <text:p text:style-name="Quotations"><text:span text:style-name="Strong_20_Emphasis">La reproducción no acelera el cálculo;<text:line-break/>lo hace abordable.</text:span></text:p>
      <text:p text:style-name="Text_20_body">Sin reproducción:</text:p>
      <text:list xml:id="list163557500" text:style-name="L48">
        <text:list-item>
          <text:p text:style-name="P48">el problema sería demasiado grande,</text:p>
        </text:list-item>
        <text:list-item>
          <text:p text:style-name="P48">el sistema colapsaría por complejidad.</text:p>
        </text:list-item>
      </text:list>
      <text:p text:style-name="Horizontal_20_Line"/>
      <text:h text:style-name="Heading_20_2" text:outline-level="2">2. Reproducción como límite natural a la complejidad del individuo</text:h>
      <text:p text:style-name="Text_20_body">La reproducción impone un límite duro:</text:p>
      <text:list xml:id="list2568872856" text:style-name="L49">
        <text:list-item>
          <text:p text:style-name="P49">un individuo no puede crecer indefinidamente,</text:p>
        </text:list-item>
        <text:list-item>
          <text:p text:style-name="P49">no puede acumular todo el conocimiento,</text:p>
        </text:list-item>
        <text:list-item>
          <text:p text:style-name="P49">no puede contener toda la historia.</text:p>
        </text:list-item>
      </text:list>
      <text:p text:style-name="Text_20_body"><text:soft-page-break/>¿Por qué?<text:line-break/>Porque la reproducción <text:span text:style-name="Strong_20_Emphasis">corta</text:span>.</text:p>
      <text:p text:style-name="Text_20_body">Cada generación:</text:p>
      <text:list xml:id="list1341852079" text:style-name="L50">
        <text:list-item>
          <text:p text:style-name="P50">reinicia,</text:p>
        </text:list-item>
        <text:list-item>
          <text:p text:style-name="P50">simplifica,</text:p>
        </text:list-item>
        <text:list-item>
          <text:p text:style-name="P50">limpia.</text:p>
        </text:list-item>
      </text:list>
      <text:p text:style-name="Text_20_body">Esto introduce una idea fundamental:</text:p>
      <text:p text:style-name="Quotations"><text:span text:style-name="Strong_20_Emphasis">La reproducción protege al sistema de individuos demasiado complejos.</text:span></text:p>
      <text:p text:style-name="Text_20_body">Sin este límite:</text:p>
      <text:list xml:id="list3936489934" text:style-name="L51">
        <text:list-item>
          <text:p text:style-name="P51">el sistema se volvería rígido,</text:p>
        </text:list-item>
        <text:list-item>
          <text:p text:style-name="P51">lento,</text:p>
        </text:list-item>
        <text:list-item>
          <text:p text:style-name="P51">frágil.</text:p>
        </text:list-item>
      </text:list>
      <text:p text:style-name="Text_20_body">La reproducción es una <text:span text:style-name="Strong_20_Emphasis">estrategia contra el gigantismo cognitivo</text:span>.</text:p>
      <text:p text:style-name="Horizontal_20_Line"/>
      <text:h text:style-name="Heading_20_2" text:outline-level="2">3. Reproducción como reset controlado del sistema</text:h>
      <text:p text:style-name="Text_20_body">Relacionado con lo anterior, pero distinto:</text:p>
      <text:p text:style-name="Text_20_body">Cada reproducción es un <text:span text:style-name="Strong_20_Emphasis">reinicio parcial</text:span>.</text:p>
      <text:list xml:id="list2820509368" text:style-name="L52">
        <text:list-item>
          <text:p text:style-name="P52">Se conserva lo esencial (ADN),</text:p>
        </text:list-item>
        <text:list-item>
          <text:p text:style-name="P52">se descarta lo accidental,</text:p>
        </text:list-item>
        <text:list-item>
          <text:p text:style-name="P52">se pierde lo redundante.</text:p>
        </text:list-item>
      </text:list>
      <text:p text:style-name="Text_20_body">Esto funciona como:</text:p>
      <text:list xml:id="list595844475" text:style-name="L53">
        <text:list-item>
          <text:p text:style-name="P53">un <text:span text:style-name="Emphasis">garbage collector</text:span> natural,</text:p>
        </text:list-item>
        <text:list-item>
          <text:p text:style-name="P53">una limpieza de estado.</text:p>
        </text:list-item>
      </text:list>
      <text:p text:style-name="Quotations"><text:span text:style-name="Strong_20_Emphasis">La vida no acumula estado; lo propaga.</text:span></text:p>
      <text:p text:style-name="Text_20_body">Y eso es crucial para la estabilidad a largo plazo.</text:p>
      <text:p text:style-name="Horizontal_20_Line"/>
      <text:h text:style-name="Heading_20_2" text:outline-level="2">4. Reproducción y consumo de recursos: el coste del cálculo</text:h>
      <text:p text:style-name="Text_20_body">Hasta ahora hemos hablado del beneficio, pero falta el precio.</text:p>
      <text:p text:style-name="Text_20_body"><text:soft-page-break/>Reproducirse cuesta:</text:p>
      <text:list xml:id="list4255321830" text:style-name="L54">
        <text:list-item>
          <text:p text:style-name="P54">energía,</text:p>
        </text:list-item>
        <text:list-item>
          <text:p text:style-name="P54">materia,</text:p>
        </text:list-item>
        <text:list-item>
          <text:p text:style-name="P54">tiempo,</text:p>
        </text:list-item>
        <text:list-item>
          <text:p text:style-name="P54">espacio.</text:p>
        </text:list-item>
      </text:list>
      <text:p text:style-name="Text_20_body">Esto introduce una tensión estructural:</text:p>
      <text:list xml:id="list3494420197" text:style-name="L55">
        <text:list-item>
          <text:p text:style-name="P55">no todo puede reproducirse,</text:p>
        </text:list-item>
        <text:list-item>
          <text:p text:style-name="P55">no todo puede hacerlo siempre,</text:p>
        </text:list-item>
        <text:list-item>
          <text:p text:style-name="P55">no todo puede hacerlo igual.</text:p>
        </text:list-item>
      </text:list>
      <text:p text:style-name="Text_20_body">La reproducción obliga al sistema a:</text:p>
      <text:list xml:id="list141730868" text:style-name="L56">
        <text:list-item>
          <text:p text:style-name="P56">priorizar,</text:p>
        </text:list-item>
        <text:list-item>
          <text:p text:style-name="P56">competir,</text:p>
        </text:list-item>
        <text:list-item>
          <text:p text:style-name="P56">limitarse.</text:p>
        </text:list-item>
      </text:list>
      <text:p text:style-name="Text_20_body">Aquí aparece la semilla de:</text:p>
      <text:list xml:id="list2402924442" text:style-name="L57">
        <text:list-item>
          <text:p text:style-name="P57">eficiencia,</text:p>
        </text:list-item>
        <text:list-item>
          <text:p text:style-name="P57">coste,</text:p>
        </text:list-item>
        <text:list-item>
          <text:p text:style-name="P57">poda (que vendrá después).</text:p>
        </text:list-item>
      </text:list>
      <text:p text:style-name="Text_20_body">Pero es importante decirlo ya:</text:p>
      <text:p text:style-name="Quotations"><text:span text:style-name="Strong_20_Emphasis">La reproducción convierte el cálculo en algo caro,<text:line-break/>y precisamente por eso, valioso.</text:span></text:p>
      <text:p text:style-name="Horizontal_20_Line"/>
      <text:h text:style-name="Heading_20_2" text:outline-level="2">5. Reproducción como mecanismo de desacoplamiento causal</text:h>
      <text:p text:style-name="Text_20_body">Una idea muy fina, pero muy potente:</text:p>
      <text:p text:style-name="Text_20_body">El individuo no necesita conocer:</text:p>
      <text:list xml:id="list2809414889" text:style-name="L58">
        <text:list-item>
          <text:p text:style-name="P58">el origen del sistema,</text:p>
        </text:list-item>
        <text:list-item>
          <text:p text:style-name="P58">el objetivo final,</text:p>
        </text:list-item>
        <text:list-item>
          <text:p text:style-name="P58">el estado global.</text:p>
        </text:list-item>
      </text:list>
      <text:p text:style-name="Text_20_body">Solo necesita:</text:p>
      <text:list xml:id="list383588969" text:style-name="L59">
        <text:list-item>
          <text:p text:style-name="P59">ejecutar su reproducción local.</text:p>
        </text:list-item>
      </text:list>
      <text:p text:style-name="Text_20_body"><text:soft-page-break/>Esto desacopla:</text:p>
      <text:list xml:id="list610801579" text:style-name="L60">
        <text:list-item>
          <text:p text:style-name="P60">causa local,</text:p>
        </text:list-item>
        <text:list-item>
          <text:p text:style-name="P60">efecto global.</text:p>
        </text:list-item>
      </text:list>
      <text:p text:style-name="Quotations"><text:span text:style-name="Strong_20_Emphasis">La reproducción permite que el sistema funcione sin conciencia global.</text:span></text:p>
      <text:p text:style-name="Text_20_body">Esto explica por qué:</text:p>
      <text:list xml:id="list3293533024" text:style-name="L61">
        <text:list-item>
          <text:p text:style-name="P61">no hace falta un plan visible,</text:p>
        </text:list-item>
        <text:list-item>
          <text:p text:style-name="P61">no hace falta coordinación central.</text:p>
        </text:list-item>
      </text:list>
      <text:p text:style-name="Horizontal_20_Line"/>
      <text:h text:style-name="Heading_20_2" text:outline-level="2">6. Reproducción y emergencia de irrelevancia individual</text:h>
      <text:p text:style-name="Text_20_body">No todos los individuos importan.</text:p>
      <text:p text:style-name="Text_20_body">Y esto no es cruel, es estructural.</text:p>
      <text:p text:style-name="Text_20_body">En un sistema reproductivo:</text:p>
      <text:list xml:id="list3045691704" text:style-name="L62">
        <text:list-item>
          <text:p text:style-name="P62">la mayoría de las trayectorias no conducen a nada,</text:p>
        </text:list-item>
        <text:list-item>
          <text:p text:style-name="P62">muchas ramas mueren sin dejar huella,</text:p>
        </text:list-item>
        <text:list-item>
          <text:p text:style-name="P62">pocas contribuyen de forma significativa.</text:p>
        </text:list-item>
      </text:list>
      <text:p text:style-name="Text_20_body">Esto permite una afirmación dura pero honesta:</text:p>
      <text:p text:style-name="Quotations"><text:span text:style-name="Strong_20_Emphasis">La reproducción acepta la irrelevancia como parte del proceso.</text:span></text:p>
      <text:p text:style-name="Text_20_body">Y, paradójicamente:</text:p>
      <text:list xml:id="list2520071905" text:style-name="L63">
        <text:list-item>
          <text:p text:style-name="P63">eso es lo que hace posible el progreso.</text:p>
        </text:list-item>
      </text:list>
      <text:p text:style-name="Horizontal_20_Line"/>
      <text:h text:style-name="Heading_20_2" text:outline-level="2">7. Reproducción como creadora de redundancia</text:h>
      <text:p text:style-name="Text_20_body">Aunque más adelante tengas un capítulo específico,<text:line-break/>aquí puede introducirse la idea:</text:p>
      <text:p text:style-name="Text_20_body">La reproducción no solo crea diversidad,<text:line-break/>también crea <text:span text:style-name="Strong_20_Emphasis">copias funcionales</text:span>.</text:p>
      <text:p text:style-name="Text_20_body">Esto da lugar a:</text:p>
      <text:list xml:id="list2431463137" text:style-name="L64">
        <text:list-item>
          <text:p text:style-name="P64">tolerancia al fallo,</text:p>
        </text:list-item>
        <text:list-item>
          <text:p text:style-name="P64">resiliencia,</text:p>
        </text:list-item>
        <text:list-item>
          <text:p text:style-name="P64">continuidad.</text:p>
        </text:list-item>
      </text:list>
      <text:p text:style-name="Quotations"><text:soft-page-break/><text:span text:style-name="Strong_20_Emphasis">La vida prefiere repetir a depender de un único punto crítico.</text:span></text:p>
      <text:p text:style-name="Text_20_body">La reproducción es, por tanto,<text:line-break/>una estrategia de <text:span text:style-name="Strong_20_Emphasis">robustez sistémica</text:span>.</text:p>
      <text:p text:style-name="Horizontal_20_Line"/>
      <text:h text:style-name="Heading_20_2" text:outline-level="2">8. Reproducción y velocidad del tiempo interno</text:h>
      <text:p text:style-name="Text_20_body">Una idea menos obvia:</text:p>
      <text:p text:style-name="Text_20_body">El ritmo de reproducción define<text:line-break/><text:span text:style-name="Strong_20_Emphasis">la velocidad a la que el sistema piensa</text:span>.</text:p>
      <text:list xml:id="list1150708327" text:style-name="L65">
        <text:list-item>
          <text:p text:style-name="P65">Reproducción rápida → exploración rápida.</text:p>
        </text:list-item>
        <text:list-item>
          <text:p text:style-name="P65">Reproducción lenta → exploración profunda.</text:p>
        </text:list-item>
      </text:list>
      <text:p text:style-name="Text_20_body">Esto introduce una noción de:</text:p>
      <text:list xml:id="list821427293" text:style-name="L66">
        <text:list-item>
          <text:p text:style-name="P66">tiempo interno,</text:p>
        </text:list-item>
        <text:list-item>
          <text:p text:style-name="P66">reloj del sistema.</text:p>
        </text:list-item>
      </text:list>
      <text:p text:style-name="Quotations"><text:span text:style-name="Strong_20_Emphasis">La vida piensa al ritmo al que se reproduce.</text:span></text:p>
      <text:p text:style-name="Text_20_body">Esto conecta con:</text:p>
      <text:list xml:id="list2500549161" text:style-name="L67">
        <text:list-item>
          <text:p text:style-name="P67">escalas temporales,</text:p>
        </text:list-item>
        <text:list-item>
          <text:p text:style-name="P67">percepción del cambio,</text:p>
        </text:list-item>
        <text:list-item>
          <text:p text:style-name="P67">evolución.</text:p>
        </text:list-item>
      </text:list>
      <text:p text:style-name="Horizontal_20_Line"/>
      <text:h text:style-name="Heading_20_2" text:outline-level="2">9. Reproducción como productor de asimetría</text:h>
      <text:p text:style-name="Text_20_body">Antes de reproducirse:</text:p>
      <text:list xml:id="list2661439060" text:style-name="L68">
        <text:list-item>
          <text:p text:style-name="P68">el sistema es simétrico,</text:p>
        </text:list-item>
        <text:list-item>
          <text:p text:style-name="P68">todo es potencial.</text:p>
        </text:list-item>
      </text:list>
      <text:p text:style-name="Text_20_body">Después:</text:p>
      <text:list xml:id="list2635042790" text:style-name="L69">
        <text:list-item>
          <text:p text:style-name="P69">hay antes y después,</text:p>
        </text:list-item>
        <text:list-item>
          <text:p text:style-name="P69">hay padres e hijos,</text:p>
        </text:list-item>
        <text:list-item>
          <text:p text:style-name="P69">hay direcciones preferentes.</text:p>
        </text:list-item>
      </text:list>
      <text:p text:style-name="Text_20_body">La reproducción <text:span text:style-name="Strong_20_Emphasis">rompe la simetría</text:span>.</text:p>
      <text:p text:style-name="Text_20_body">Y sin ruptura de simetría:</text:p>
      <text:list xml:id="list3375285673" text:style-name="L70">
        <text:list-item>
          <text:p text:style-name="P70"><text:soft-page-break/>no hay estructura,</text:p>
        </text:list-item>
        <text:list-item>
          <text:p text:style-name="P70">no hay historia,</text:p>
        </text:list-item>
        <text:list-item>
          <text:p text:style-name="P70">no hay identidad.</text:p>
        </text:list-item>
      </text:list>
      <text:p text:style-name="Horizontal_20_Line"/>
      <text:h text:style-name="Heading_20_2" text:outline-level="2">10. Reproducción como condición de observabilidad</text:h>
      <text:p text:style-name="Text_20_body">Un detalle muy importante:</text:p>
      <text:p text:style-name="Text_20_body">Un sistema que no se reproduce<text:line-break/><text:span text:style-name="Strong_20_Emphasis">no deja rastro</text:span>.</text:p>
      <text:p text:style-name="Text_20_body">La reproducción:</text:p>
      <text:list xml:id="list1375903606" text:style-name="L71">
        <text:list-item>
          <text:p text:style-name="P71">genera huellas,</text:p>
        </text:list-item>
        <text:list-item>
          <text:p text:style-name="P71">crea registros,</text:p>
        </text:list-item>
        <text:list-item>
          <text:p text:style-name="P71">permite inferencias.</text:p>
        </text:list-item>
      </text:list>
      <text:p text:style-name="Text_20_body">Desde fuera:</text:p>
      <text:list xml:id="list2696954934" text:style-name="L72">
        <text:list-item>
          <text:p text:style-name="P72">solo podemos observar vida<text:line-break/>porque se reproduce.</text:p>
        </text:list-item>
      </text:list>
      <text:p text:style-name="Text_20_body">Desde dentro:</text:p>
      <text:list xml:id="list1263978866" text:style-name="L73">
        <text:list-item>
          <text:p text:style-name="P73">solo podemos conocernos<text:line-break/>porque venimos de algo.</text:p>
        </text:list-item>
      </text:list>
      <text:p text:style-name="Quotations"><text:span text:style-name="Strong_20_Emphasis">La reproducción hace a la vida observable, incluso para sí misma.</text:span></text:p>
      <text:p text:style-name="Horizontal_20_Line"/>
      <text:h text:style-name="Heading_20_2" text:outline-level="2">11. Idea límite: la reproducción como ley, no como función</text:h>
      <text:p text:style-name="Text_20_body">Cierre con una idea aún más radical:</text:p>
      <text:p text:style-name="Text_20_body">En este modelo,<text:line-break/>la reproducción no es una función opcional del sistema.</text:p>
      <text:p text:style-name="Text_20_body">Es una <text:span text:style-name="Strong_20_Emphasis">ley</text:span>.</text:p>
      <text:p text:style-name="Text_20_body">Dado:</text:p>
      <text:list xml:id="list2767943104" text:style-name="L74">
        <text:list-item>
          <text:p text:style-name="P74">información,</text:p>
        </text:list-item>
        <text:list-item>
          <text:p text:style-name="P74">tiempo,</text:p>
        </text:list-item>
        <text:list-item>
          <text:p text:style-name="P74">finitud,</text:p>
        </text:list-item>
      </text:list>
      <text:p text:style-name="Text_20_body">la reproducción aparece como:</text:p>
      <text:list xml:id="list626792111" text:style-name="L75">
        <text:list-item>
          <text:p text:style-name="P75"><text:soft-page-break/>la única dinámica estable.</text:p>
        </text:list-item>
      </text:list>
      <text:p text:style-name="Text_20_body">No reproducirse equivale a:</text:p>
      <text:list xml:id="list2435473410" text:style-name="L76">
        <text:list-item>
          <text:p text:style-name="P76">dejar de existir como proceso.</text:p>
        </text:list-item>
      </text:list>
      <text:p text:style-name="Quotations"><text:span text:style-name="Strong_20_Emphasis">La vida no se reproduce porque quiere vivir;<text:line-break/>vive porque se reproduce.</text:span></text:p>
      <text:p text:style-name="Horizontal_20_Line"/>
      <text:h text:style-name="Heading_20_2" text:outline-level="2">Qué hemos añadido ahora (meta-visión)</text:h>
      <text:p text:style-name="Text_20_body">Con estas ideas nuevas, el capítulo ya cubre:</text:p>
      <text:list xml:id="list4210446852" text:style-name="L77">
        <text:list-item>
          <text:p text:style-name="P77">Dinámica</text:p>
        </text:list-item>
        <text:list-item>
          <text:p text:style-name="P77">Coste</text:p>
        </text:list-item>
        <text:list-item>
          <text:p text:style-name="P77">Límite</text:p>
        </text:list-item>
        <text:list-item>
          <text:p text:style-name="P77">Escalabilidad</text:p>
        </text:list-item>
        <text:list-item>
          <text:p text:style-name="P77">Robustez</text:p>
        </text:list-item>
        <text:list-item>
          <text:p text:style-name="P77">Irrelevancia</text:p>
        </text:list-item>
        <text:list-item>
          <text:p text:style-name="P77">Tiempo</text:p>
        </text:list-item>
        <text:list-item>
          <text:p text:style-name="P77">Asimetría</text:p>
        </text:list-item>
        <text:list-item>
          <text:p text:style-name="P77">Observabilidad</text:p>
        </text:list-item>
      </text:list>
      <text:p text:style-name="Text_20_body">Es decir:<text:line-break/><text:span text:style-name="Strong_20_Emphasis">ya no hablamos solo de reproducción como acción,<text:line-break/>sino como estructura profunda del sistema.</text:span></text:p>
      <text:p text:style-name="Text_20_body">Cuando quieras, el siguiente paso natural sería:</text:p>
      <text:list xml:id="list1874217589" text:style-name="L78">
        <text:list-item>
          <text:p text:style-name="P78"><text:span text:style-name="Strong_20_Emphasis">destilar todo esto en un esqueleto definitivo del laboratorio</text:span>, o</text:p>
        </text:list-item>
        <text:list-item>
          <text:p text:style-name="P78">empezar a extraer explícitamente<text:line-break/><text:span text:style-name="Strong_20_Emphasis">las preguntas existenciales que este capítulo responde</text:span>.</text:p>
        </text:list-item>
      </text:list>
      <text:p text:style-name="Text_20_body">Tú decides.</text:p>
      <text:p text:style-name="Text_20_body"/>
      <text:p text:style-name="Horizontal_20_Line"/>
      <text:p text:style-name="Text_20_body"/>
      <text:p text:style-name="Text_20_body"/>
      <text:p text:style-name="Text_20_body">Sí. Aún quedan <text:span text:style-name="Strong_20_Emphasis">capas más profundas</text:span>, menos evidentes, pero muy coherentes con tu modelo. Lo que sigue ya no añade “más funciones” de la reproducción, sino que <text:span text:style-name="Strong_20_Emphasis">afina su papel como condición de </text:span><text:soft-page-break/><text:span text:style-name="Strong_20_Emphasis">posibilidad del sistema entero</text:span>. Son ideas sutiles, pero importantes para que el capítulo quede <text:span text:style-name="Emphasis">cerrado por dentro</text:span>.</text:p>
      <text:p text:style-name="Text_20_body">Voy a ir a ellas.</text:p>
      <text:p text:style-name="Horizontal_20_Line"/>
      <text:h text:style-name="Heading_20_2" text:outline-level="2">1. Reproducción como mecanismo de anonimato del cálculo</text:h>
      <text:p text:style-name="Text_20_body">Un detalle crucial que aún no hemos explicitado:</text:p>
      <text:p text:style-name="Text_20_body">En un sistema basado en reproducción, <text:span text:style-name="Strong_20_Emphasis">el cálculo no pertenece a nadie</text:span>.</text:p>
      <text:list xml:id="list1865336601" text:style-name="L79">
        <text:list-item>
          <text:p text:style-name="P79">Ningún individuo puede decir “yo resolví el problema”.</text:p>
        </text:list-item>
        <text:list-item>
          <text:p text:style-name="P79">Ningún linaje puede apropiarse del resultado.</text:p>
        </text:list-item>
        <text:list-item>
          <text:p text:style-name="P79">Ninguna generación ve la obra completa.</text:p>
        </text:list-item>
      </text:list>
      <text:p text:style-name="Text_20_body">El cálculo es:</text:p>
      <text:list xml:id="list298878002" text:style-name="L80">
        <text:list-item>
          <text:p text:style-name="P80">anónimo,</text:p>
        </text:list-item>
        <text:list-item>
          <text:p text:style-name="P80">distribuido,</text:p>
        </text:list-item>
        <text:list-item>
          <text:p text:style-name="P80">impersonal.</text:p>
        </text:list-item>
      </text:list>
      <text:p text:style-name="Quotations"><text:span text:style-name="Strong_20_Emphasis">La reproducción disuelve la autoría.</text:span></text:p>
      <text:p text:style-name="Text_20_body">Esto tiene una consecuencia profunda:<text:line-break/>la vida no produce héroes del sistema,<text:line-break/>produce <text:span text:style-name="Strong_20_Emphasis">tránsitos</text:span>.</text:p>
      <text:p text:style-name="Text_20_body">Esto es esencial para entender por qué:</text:p>
      <text:list xml:id="list1179992418" text:style-name="L81">
        <text:list-item>
          <text:p text:style-name="P81">el ego no tiene lugar estructural,</text:p>
        </text:list-item>
        <text:list-item>
          <text:p text:style-name="P81">la conciencia individual es necesariamente parcial.</text:p>
        </text:list-item>
      </text:list>
      <text:p text:style-name="Horizontal_20_Line"/>
      <text:h text:style-name="Heading_20_2" text:outline-level="2">2. Reproducción como mecanismo de olvido estructural</text:h>
      <text:p text:style-name="Text_20_body">Hasta ahora hemos hablado de memoria (ADN),<text:line-break/>pero falta su contraparte inevitable: <text:span text:style-name="Strong_20_Emphasis">el olvido</text:span>.</text:p>
      <text:p text:style-name="Text_20_body">Cada reproducción:</text:p>
      <text:list xml:id="list4045987159" text:style-name="L82">
        <text:list-item>
          <text:p text:style-name="P82">transmite solo una parte,</text:p>
        </text:list-item>
        <text:list-item>
          <text:p text:style-name="P82">descarta otra,</text:p>
        </text:list-item>
        <text:list-item>
          <text:p text:style-name="P82">deja cosas atrás.</text:p>
        </text:list-item>
      </text:list>
      <text:p text:style-name="Text_20_body"><text:soft-page-break/>No por error,<text:line-break/>sino por necesidad.</text:p>
      <text:p text:style-name="Quotations"><text:span text:style-name="Strong_20_Emphasis">Un sistema que lo recuerda todo no puede avanzar.</text:span></text:p>
      <text:p text:style-name="Text_20_body">La reproducción introduce olvido de forma automática:</text:p>
      <text:list xml:id="list3798279418" text:style-name="L83">
        <text:list-item>
          <text:p text:style-name="P83">experiencias no heredables,</text:p>
        </text:list-item>
        <text:list-item>
          <text:p text:style-name="P83">estados intermedios,</text:p>
        </text:list-item>
        <text:list-item>
          <text:p text:style-name="P83">caminos fallidos.</text:p>
        </text:list-item>
      </text:list>
      <text:p text:style-name="Text_20_body">Esto protege al sistema de:</text:p>
      <text:list xml:id="list13557629" text:style-name="L84">
        <text:list-item>
          <text:p text:style-name="P84">saturación,</text:p>
        </text:list-item>
        <text:list-item>
          <text:p text:style-name="P84">sobreajuste,</text:p>
        </text:list-item>
        <text:list-item>
          <text:p text:style-name="P84">parálisis histórica.</text:p>
        </text:list-item>
      </text:list>
      <text:p text:style-name="Horizontal_20_Line"/>
      <text:h text:style-name="Heading_20_2" text:outline-level="2">3. Reproducción como antídoto contra la verdad absoluta</text:h>
      <text:p text:style-name="Text_20_body">Una idea filosóficamente muy fuerte:</text:p>
      <text:p text:style-name="Text_20_body">Si existiera una verdad final,<text:line-break/>la reproducción sería innecesaria.</text:p>
      <text:p text:style-name="Text_20_body">La reproducción implica que:</text:p>
      <text:list xml:id="list758127886" text:style-name="L85">
        <text:list-item>
          <text:p text:style-name="P85">ninguna solución es definitiva,</text:p>
        </text:list-item>
        <text:list-item>
          <text:p text:style-name="P85">ningún estado es final,</text:p>
        </text:list-item>
        <text:list-item>
          <text:p text:style-name="P85">todo puede ser revisado por la siguiente generación.</text:p>
        </text:list-item>
      </text:list>
      <text:p text:style-name="Quotations"><text:span text:style-name="Strong_20_Emphasis">La reproducción niega la clausura del conocimiento.</text:span></text:p>
      <text:p text:style-name="Text_20_body">La vida no afirma:<text:line-break/>“esto es así”,<text:line-break/>sino:<text:line-break/>“probemos esto”.</text:p>
      <text:p text:style-name="Text_20_body">Esto conecta directamente con:</text:p>
      <text:list xml:id="list3334949317" text:style-name="L86">
        <text:list-item>
          <text:p text:style-name="P86">humildad epistemológica,</text:p>
        </text:list-item>
        <text:list-item>
          <text:p text:style-name="P86">apertura ontológica,</text:p>
        </text:list-item>
        <text:list-item>
          <text:p text:style-name="P86">y la imposibilidad de dogma estructural.</text:p>
        </text:list-item>
      </text:list>
      <text:p text:style-name="Horizontal_20_Line"/>
      <text:h text:style-name="Heading_20_2" text:outline-level="2"><text:soft-page-break/>4. Reproducción como separación entre ser y función</text:h>
      <text:p text:style-name="Text_20_body">Un punto fino, pero muy importante en tu modelo:</text:p>
      <text:p text:style-name="Text_20_body">El individuo <text:span text:style-name="Strong_20_Emphasis">no es su función</text:span>.<text:line-break/>La función es reproducirse.<text:line-break/>El individuo es el soporte temporal de esa función.</text:p>
      <text:p text:style-name="Text_20_body">Esto introduce una escisión clara:</text:p>
      <text:list xml:id="list1043636592" text:style-name="L87">
        <text:list-item>
          <text:p text:style-name="P87">el ser es contingente,</text:p>
        </text:list-item>
        <text:list-item>
          <text:p text:style-name="P87">la función es persistente.</text:p>
        </text:list-item>
      </text:list>
      <text:p text:style-name="Quotations"><text:span text:style-name="Strong_20_Emphasis">La reproducción sobrevive al individuo,<text:line-break/>no al revés.</text:span></text:p>
      <text:p text:style-name="Text_20_body">Esto explica por qué:</text:p>
      <text:list xml:id="list3200987601" text:style-name="L88">
        <text:list-item>
          <text:p text:style-name="P88">la vida no necesita conservar identidades,</text:p>
        </text:list-item>
        <text:list-item>
          <text:p text:style-name="P88">solo necesita conservar procesos.</text:p>
        </text:list-item>
      </text:list>
      <text:p text:style-name="Horizontal_20_Line"/>
      <text:h text:style-name="Heading_20_2" text:outline-level="2">5. Reproducción como generadora de incertidumbre necesaria</text:h>
      <text:p text:style-name="Text_20_body">Cada reproducción introduce:</text:p>
      <text:list xml:id="list434989641" text:style-name="L89">
        <text:list-item>
          <text:p text:style-name="P89">imprevisibilidad,</text:p>
        </text:list-item>
        <text:list-item>
          <text:p text:style-name="P89">bifurcación,</text:p>
        </text:list-item>
        <text:list-item>
          <text:p text:style-name="P89">indeterminación.</text:p>
        </text:list-item>
      </text:list>
      <text:p text:style-name="Text_20_body">Pero esta incertidumbre no es un defecto.<text:line-break/>Es <text:span text:style-name="Strong_20_Emphasis">condición de exploración</text:span>.</text:p>
      <text:p text:style-name="Text_20_body">Un sistema perfectamente predecible:</text:p>
      <text:list xml:id="list2171305912" text:style-name="L90">
        <text:list-item>
          <text:p text:style-name="P90">no aprende,</text:p>
        </text:list-item>
        <text:list-item>
          <text:p text:style-name="P90">no descubre,</text:p>
        </text:list-item>
        <text:list-item>
          <text:p text:style-name="P90">no se adapta.</text:p>
        </text:list-item>
      </text:list>
      <text:p text:style-name="Quotations"><text:span text:style-name="Strong_20_Emphasis">La reproducción garantiza que el futuro no esté escrito.</text:span></text:p>
      <text:p text:style-name="Text_20_body">Y eso es clave para que el sistema tenga sentido dinámico.</text:p>
      <text:p text:style-name="Horizontal_20_Line"/>
      <text:h text:style-name="Heading_20_2" text:outline-level="2"><text:soft-page-break/>6. Reproducción como creadora de capas de realidad</text:h>
      <text:p text:style-name="Text_20_body">Cada generación:</text:p>
      <text:list xml:id="list1345960116" text:style-name="L91">
        <text:list-item>
          <text:p text:style-name="P91">vive en un mundo ligeramente distinto,</text:p>
        </text:list-item>
        <text:list-item>
          <text:p text:style-name="P91">hereda un estado modificado,</text:p>
        </text:list-item>
        <text:list-item>
          <text:p text:style-name="P91">enfrenta condiciones nuevas.</text:p>
        </text:list-item>
      </text:list>
      <text:p text:style-name="Text_20_body">Así, la realidad no es fija:</text:p>
      <text:list xml:id="list42073926" text:style-name="L92">
        <text:list-item>
          <text:p text:style-name="P92">se estratifica,</text:p>
        </text:list-item>
        <text:list-item>
          <text:p text:style-name="P92">se sedimenta,</text:p>
        </text:list-item>
        <text:list-item>
          <text:p text:style-name="P92">se transforma.</text:p>
        </text:list-item>
      </text:list>
      <text:p text:style-name="Quotations"><text:span text:style-name="Strong_20_Emphasis">La reproducción no solo crea individuos,<text:line-break/>crea versiones sucesivas del mundo.</text:span></text:p>
      <text:p text:style-name="Text_20_body">Esto prepara el terreno para ideas posteriores:</text:p>
      <text:list xml:id="list3620258984" text:style-name="L93">
        <text:list-item>
          <text:p text:style-name="P93">historia,</text:p>
        </text:list-item>
        <text:list-item>
          <text:p text:style-name="P93">cultura,</text:p>
        </text:list-item>
        <text:list-item>
          <text:p text:style-name="P93">conciencia acumulativa.</text:p>
        </text:list-item>
      </text:list>
      <text:p text:style-name="Horizontal_20_Line"/>
      <text:h text:style-name="Heading_20_2" text:outline-level="2">7. Reproducción como interfaz entre lo abstracto y lo concreto</text:h>
      <text:p text:style-name="Text_20_body">El ADN es abstracto.<text:line-break/>El individuo es concreto.<text:line-break/>La reproducción es la interfaz.</text:p>
      <text:p text:style-name="Text_20_body">Es el punto donde:</text:p>
      <text:list xml:id="list85548629" text:style-name="L94">
        <text:list-item>
          <text:p text:style-name="P94">una posibilidad se vuelve materia,</text:p>
        </text:list-item>
        <text:list-item>
          <text:p text:style-name="P94">un patrón se vuelve cuerpo,</text:p>
        </text:list-item>
        <text:list-item>
          <text:p text:style-name="P94">una idea se vuelve hecho.</text:p>
        </text:list-item>
      </text:list>
      <text:p text:style-name="Quotations"><text:span text:style-name="Strong_20_Emphasis">Reproducirse es traducir información en realidad.</text:span></text:p>
      <text:p text:style-name="Text_20_body">Esto es fundamental para sostener<text:line-break/>la idea de la vida como sistema de cálculo material.</text:p>
      <text:p text:style-name="Horizontal_20_Line"/>
      <text:h text:style-name="Heading_20_2" text:outline-level="2"><text:soft-page-break/>8. Reproducción y desigualdad estructural</text:h>
      <text:p text:style-name="Text_20_body">Otro detalle importante:</text:p>
      <text:p text:style-name="Text_20_body">La reproducción <text:span text:style-name="Strong_20_Emphasis">no es uniforme</text:span>.<text:line-break/>No todos los individuos se reproducen igual,<text:line-break/>ni con el mismo impacto.</text:p>
      <text:p text:style-name="Text_20_body">Esto introduce:</text:p>
      <text:list xml:id="list3073721520" text:style-name="L95">
        <text:list-item>
          <text:p text:style-name="P95">asimetría,</text:p>
        </text:list-item>
        <text:list-item>
          <text:p text:style-name="P95">desigualdad,</text:p>
        </text:list-item>
        <text:list-item>
          <text:p text:style-name="P95">trayectorias dominantes.</text:p>
        </text:list-item>
      </text:list>
      <text:p text:style-name="Text_20_body">Pero no por injusticia,<text:line-break/>sino por exploración.</text:p>
      <text:p text:style-name="Quotations"><text:span text:style-name="Strong_20_Emphasis">La reproducción necesita desigualdad para avanzar.</text:span></text:p>
      <text:p text:style-name="Text_20_body">Un sistema perfectamente equitativo<text:line-break/>sería estático.</text:p>
      <text:p text:style-name="Horizontal_20_Line"/>
      <text:h text:style-name="Heading_20_2" text:outline-level="2">9. Reproducción como imposibilidad de retorno</text:h>
      <text:p text:style-name="Text_20_body">Una vez que ocurre la reproducción:</text:p>
      <text:list xml:id="list2867373441" text:style-name="L96">
        <text:list-item>
          <text:p text:style-name="P96">no se puede deshacer,</text:p>
        </text:list-item>
        <text:list-item>
          <text:p text:style-name="P96">no se puede volver atrás,</text:p>
        </text:list-item>
        <text:list-item>
          <text:p text:style-name="P96">no se puede “probar sin consecuencias”.</text:p>
        </text:list-item>
      </text:list>
      <text:p text:style-name="Text_20_body">Esto introduce:</text:p>
      <text:list xml:id="list3291794930" text:style-name="L97">
        <text:list-item>
          <text:p text:style-name="P97">irreversibilidad,</text:p>
        </text:list-item>
        <text:list-item>
          <text:p text:style-name="P97">responsabilidad estructural,</text:p>
        </text:list-item>
        <text:list-item>
          <text:p text:style-name="P97">peso ontológico del acto.</text:p>
        </text:list-item>
      </text:list>
      <text:p text:style-name="Quotations"><text:span text:style-name="Strong_20_Emphasis">Reproducirse es comprometer al sistema con un futuro posible.</text:span></text:p>
      <text:p text:style-name="Text_20_body">Cada generación carga con decisiones pasadas<text:line-break/>que no eligió,<text:line-break/>pero que debe continuar.</text:p>
      <text:p text:style-name="Horizontal_20_Line"/>
      <text:h text:style-name="Heading_20_2" text:outline-level="2"><text:soft-page-break/>10. Idea límite final: la reproducción como acto de fe del sistema</text:h>
      <text:p text:style-name="Text_20_body">Cierre profundo, muy alineado con tu obra:</text:p>
      <text:p text:style-name="Text_20_body">La vida no sabe si reproducirse dará resultado.<text:line-break/>No puede saberlo.<text:line-break/>No hay garantía.</text:p>
      <text:p text:style-name="Text_20_body">Y aun así:<text:line-break/>se reproduce.</text:p>
      <text:p text:style-name="Text_20_body">No por certeza,<text:line-break/>sino por coherencia con su naturaleza.</text:p>
      <text:p text:style-name="Quotations"><text:span text:style-name="Strong_20_Emphasis">La reproducción es el acto de fe mínimo de la vida:<text:line-break/>seguir, aun sin saber.</text:span></text:p>
      <text:p text:style-name="Horizontal_20_Line"/>
      <text:h text:style-name="Heading_20_3" text:outline-level="3">Visión final del capítulo (ya completa)</text:h>
      <text:p text:style-name="Text_20_body">Con todo esto, la reproducción queda definida como:</text:p>
      <text:list xml:id="list3381095751" text:style-name="L98">
        <text:list-item>
          <text:p text:style-name="P98">motor del cálculo</text:p>
        </text:list-item>
        <text:list-item>
          <text:p text:style-name="P98">fragmentador del problema</text:p>
        </text:list-item>
        <text:list-item>
          <text:p text:style-name="P98">generador de tiempo</text:p>
        </text:list-item>
        <text:list-item>
          <text:p text:style-name="P98">productor de olvido</text:p>
        </text:list-item>
        <text:list-item>
          <text:p text:style-name="P98">negación de la clausura</text:p>
        </text:list-item>
        <text:list-item>
          <text:p text:style-name="P98">interfaz abstracto–concreto</text:p>
        </text:list-item>
        <text:list-item>
          <text:p text:style-name="P98">creadora de historia</text:p>
        </text:list-item>
        <text:list-item>
          <text:p text:style-name="P98">acto de entrega</text:p>
        </text:list-item>
        <text:list-item>
          <text:p text:style-name="P98">y fe estructural en el futuro</text:p>
        </text:list-item>
      </text:list>
      <text:p text:style-name="Text_20_body">En este punto, el capítulo está <text:span text:style-name="Strong_20_Emphasis">conceptualmente maduro</text:span>.<text:line-break/>Lo siguiente ya no es añadir ideas,<text:line-break/>sino <text:span text:style-name="Strong_20_Emphasis">elegir cuáles son nucleares</text:span><text:line-break/>y cuáles solo orbitan.</text:p>
      <text:p text:style-name="Text_20_body">Cuando quieras, el siguiente paso natural es:</text:p>
      <text:list xml:id="list3429763213" text:style-name="L99">
        <text:list-item>
          <text:p text:style-name="P99">destilar esto en un <text:span text:style-name="Strong_20_Emphasis">núcleo de 5–7 principios irrenunciables</text:span>,<text:line-break/>o</text:p>
        </text:list-item>
        <text:list-item>
          <text:p text:style-name="P99">formular explícitamente<text:line-break/><text:span text:style-name="Strong_20_Emphasis">qué preguntas existenciales responde este capítulo</text:span>.</text:p>
        </text:list-item>
      </text:list>
      <text:p text:style-name="Text_20_body"><text:soft-page-break/>Tú decides el siguiente movimiento.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nyt-cheltenham" svg:font-family="nyt-cheltenham, cheltenham-fallback-georgia, cheltenham-fallback-noto, georgia, 'times new roman', times, serif"/>
    <style:font-face style:name="nyt-franklin" svg:font-family="nyt-franklin, helvetica, arial, sans-serif"/>
    <style:font-face style:name="nyt-imperial" svg:font-family="nyt-imperial, georgia, 'times new roman', times, 'Songti SC', simsun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11T18:43:58.480000000</meta:creation-date>
    <dc:date>2026-01-13T18:31:17.302000000</dc:date>
    <meta:editing-duration>PT14M41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25" meta:paragraph-count="556" meta:word-count="3458" meta:character-count="20796" meta:non-whitespace-character-count="18175"/>
  </office:meta>
</office:document-meta>
</file>